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cm" svg:stroke-color="#ff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none"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.4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cm" fo:min-width="7.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color="#0000ff"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ff0000"/>
    </style:style>
    <style:style style:name="P10" style:family="paragraph">
      <style:paragraph-properties fo:text-align="justify"/>
      <style:text-properties fo:color="#0000ff"/>
    </style:style>
    <style:style style:name="P11" style:family="paragraph">
      <style:paragraph-properties fo:text-align="justify"/>
      <style:text-properties style:use-window-font-color="tru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sub 80%"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/>
    </style:style>
    <style:style style:name="T8" style:family="text">
      <style:text-properties fo:color="#0000ff"/>
    </style:style>
    <style:style style:name="T9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4cm" svg:height="4cm" svg:x="21.9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001cm" svg:y1="19.402cm" svg:x2="2.001cm" svg:y2="1.002cm">
          <text:p/>
        </draw:line>
        <draw:line draw:style-name="gr3" draw:text-style-name="P1" draw:layer="layout" svg:x1="2.001cm" svg:y1="19.402cm" svg:x2="26.401cm" svg:y2="19.402cm">
          <text:p/>
        </draw:line>
        <draw:frame draw:style-name="gr4" draw:text-style-name="P2" draw:layer="layout" svg:width="1.065cm" svg:height="1.195cm" svg:x="25.801cm" svg:y="19.602cm">
          <draw:text-box>
            <text:p><text:span text:style-name="T1">V</text:span></text:p>
          </draw:text-box>
        </draw:frame>
        <draw:frame draw:style-name="gr4" draw:text-style-name="P2" draw:layer="layout" svg:width="1.065cm" svg:height="1.195cm" svg:x="0.736cm" svg:y="1.007cm">
          <draw:text-box>
            <text:p><text:span text:style-name="T1">P</text:span></text:p>
          </draw:text-box>
        </draw:frame>
        <draw:frame draw:style-name="gr4" draw:text-style-name="P2" draw:layer="layout" svg:width="1.442cm" svg:height="1.328cm" svg:x="0.501cm" svg:y="5.874cm">
          <draw:text-box>
            <text:p><text:span text:style-name="T1">P</text:span><text:span text:style-name="T2">c</text:span></text:p>
          </draw:text-box>
        </draw:frame>
        <draw:path draw:style-name="gr5" draw:text-style-name="P1" draw:layer="layout" svg:width="15.946cm" svg:height="14.522cm" draw:transform="skewX (0.711396203112889) rotate (1.43483517806454) translate (3.50099990961496cm 17.1645076732656cm)" svg:viewBox="0 0 15947 14523" svg:d="m0 0c23789-1 13915 14373 13915 14373l150 150">
          <text:p/>
        </draw:path>
        <draw:frame draw:style-name="gr6" draw:text-style-name="P3" draw:layer="layout" svg:width="2.8cm" svg:height="1.328cm" svg:x="22cm" svg:y="10.4cm">
          <draw:text-box>
            <text:p text:style-name="P1"><text:span text:style-name="T1">T &gt;T</text:span><text:span text:style-name="T2">c</text:span></text:p>
          </draw:text-box>
        </draw:frame>
        <draw:frame draw:style-name="gr7" draw:text-style-name="P4" draw:layer="layout" svg:width="1.112cm" svg:height="1.2cm" svg:x="7.888cm" svg:y="5.4cm">
          <draw:text-box>
            <text:p><text:span text:style-name="T3">C</text:span></text:p>
          </draw:text-box>
        </draw:frame>
        <draw:frame draw:style-name="gr8" draw:text-style-name="P5" draw:layer="layout" svg:width="4.972cm" svg:height="1.038cm" svg:x="7.6cm" svg:y="16.3cm">
          <draw:text-box>
            <text:p><text:span text:style-name="T4">Liquid+vapour</text:span></text:p>
          </draw:text-box>
        </draw:frame>
        <draw:frame draw:style-name="gr4" draw:text-style-name="P6" draw:layer="layout" svg:width="2.733cm" svg:height="1.038cm" draw:transform="rotate (-0.261799387799149) translate (16.76cm 11.8cm)">
          <draw:text-box>
            <text:p><text:span text:style-name="T5">Vapour</text:span></text:p>
          </draw:text-box>
        </draw:frame>
        <draw:frame draw:style-name="gr9" draw:text-style-name="P5" draw:layer="layout" svg:width="2.39cm" svg:height="1.038cm" draw:transform="rotate (1.5707963267949) translate (2.362cm 10cm)">
          <draw:text-box>
            <text:p><text:span text:style-name="T4">Liquid</text:span></text:p>
          </draw:text-box>
        </draw:frame>
        <draw:line draw:style-name="gr10" draw:text-style-name="P1" draw:layer="layout" svg:x1="16.4cm" svg:y1="14.8cm" svg:x2="3.9cm" svg:y2="14.8cm">
          <text:p/>
        </draw:line>
        <draw:path draw:style-name="gr10" draw:text-style-name="P1" draw:layer="layout" svg:width="5.661cm" svg:height="1.691cm" draw:transform="rotate (-0.708603676309698) translate (17.5010641842972cm 13.5153663736352cm)" svg:viewBox="0 0 5662 1692" svg:d="m0 1692c1844 0 5662-1692 5662-1692">
          <text:p/>
        </draw:path>
        <draw:line draw:style-name="gr10" draw:text-style-name="P1" draw:layer="layout" svg:x1="14.6cm" svg:y1="11.8cm" svg:x2="4.699cm" svg:y2="11.699cm">
          <text:p/>
        </draw:line>
        <draw:path draw:style-name="gr10" draw:text-style-name="P1" draw:layer="layout" svg:width="7.905cm" svg:height="1.942cm" draw:transform="rotate (-0.72658056760524) translate (15.890620322554cm 10.3478714962879cm)" svg:viewBox="0 0 7906 1943" svg:d="m0 1943c2408 0 7906-1943 7906-1943">
          <text:p/>
        </draw:path>
        <draw:path draw:style-name="gr10" draw:text-style-name="P1" draw:layer="layout" svg:width="5.718cm" svg:height="3.327cm" draw:transform="skewX (0.0146607657167524) rotate (-1.52279977236505) translate (8.7266359849036cm 1.08906286875736cm)" svg:viewBox="0 0 5719 3328" svg:d="m0 3328c5006 0 5719-3328 5719-3328">
          <text:p/>
        </draw:path>
        <draw:path draw:style-name="gr10" draw:text-style-name="P1" draw:layer="layout" svg:width="13.586cm" svg:height="4.028cm" draw:transform="skewX (-3.40258734908455E-017) rotate (-0.207170582211728) translate (9cm 6.801cm)" svg:viewBox="0 0 13587 4029" svg:d="m0 0c3883 0 13587 4029 13587 4029">
          <text:p/>
        </draw:path>
        <draw:path draw:style-name="gr10" draw:text-style-name="P1" draw:layer="layout" svg:width="15.804cm" svg:height="7.451cm" draw:transform="skewX (-6.32590653103948E-017) rotate (-1.02223934289308) translate (13.5585199829148cm -2.68582842205793cm)" svg:viewBox="0 0 15805 7452" svg:d="m0 7452c4219 0 15805-7452 15805-7452">
          <text:p/>
        </draw:path>
        <draw:frame draw:style-name="gr7" draw:text-style-name="P7" draw:layer="layout" svg:width="1.112cm" svg:height="1.2cm" svg:x="2.888cm" svg:y="17.4cm">
          <draw:text-box>
            <text:p><text:span text:style-name="T6">B</text:span></text:p>
          </draw:text-box>
        </draw:frame>
        <draw:frame draw:style-name="gr7" draw:text-style-name="P7" draw:layer="layout" svg:width="1.112cm" svg:height="1.2cm" svg:x="16.488cm" svg:y="17cm">
          <draw:text-box>
            <text:p><text:span text:style-name="T6">D</text:span></text:p>
          </draw:text-box>
        </draw:frame>
        <draw:path draw:style-name="gr10" draw:text-style-name="P1" draw:layer="layout" svg:width="13.396cm" svg:height="0.414cm" draw:transform="rotate (-1.57934844012967) translate (4.01457078999952cm 1.40354554282051cm)" svg:viewBox="0 0 13397 415" svg:d="m0 415c11600-1 13397-415 13397-415">
          <text:p/>
        </draw:path>
        <draw:path draw:style-name="gr10" draw:text-style-name="P1" draw:layer="layout" svg:width="10.098cm" svg:height="0.298cm" draw:transform="rotate (-1.5707963267949) translate (4.69899999999999cm 1.6cm)" svg:viewBox="0 0 10099 299" svg:d="m0 299c8200 0 10099-299 10099-299">
          <text:p/>
        </draw:path>
        <draw:frame draw:style-name="gr6" draw:text-style-name="P3" draw:layer="layout" svg:width="1.6cm" svg:height="1.328cm" svg:x="22cm" svg:y="12.7cm">
          <draw:text-box>
            <text:p text:style-name="P1"><text:span text:style-name="T1">T</text:span><text:span text:style-name="T2">c</text:span></text:p>
          </draw:text-box>
        </draw:frame>
        <draw:frame draw:style-name="gr6" draw:text-style-name="P3" draw:layer="layout" svg:width="3.2cm" svg:height="1.328cm" svg:x="22cm" svg:y="16.6cm">
          <draw:text-box>
            <text:p text:style-name="P1"><text:span text:style-name="T1">T</text:span><text:span text:style-name="T2">2</text:span><text:span text:style-name="T1"> &lt;T</text:span><text:span text:style-name="T2">c</text:span></text:p>
          </draw:text-box>
        </draw:frame>
        <draw:frame draw:style-name="gr6" draw:text-style-name="P3" draw:layer="layout" svg:width="3.2cm" svg:height="1.328cm" svg:x="22cm" svg:y="14.772cm">
          <draw:text-box>
            <text:p text:style-name="P1"><text:span text:style-name="T1">T</text:span><text:span text:style-name="T2">1</text:span><text:span text:style-name="T1"> &lt;T</text:span><text:span text:style-name="T2">c</text:span></text:p>
          </draw:text-box>
        </draw:frame>
        <draw:frame draw:style-name="gr4" draw:text-style-name="P2" draw:layer="layout" svg:width="1.442cm" svg:height="1.328cm" svg:x="9.058cm" svg:y="19.502cm">
          <draw:text-box>
            <text:p><text:span text:style-name="T1">V</text:span><text:span text:style-name="T2">c</text:span></text:p>
          </draw:text-box>
        </draw:frame>
        <draw:path draw:style-name="gr11" draw:text-style-name="P1" draw:layer="layout" svg:width="10.9cm" svg:height="3.989cm" draw:transform="rotate (1.42785386105656) translate (3.501cm 17cm)" svg:viewBox="0 0 10901 3990" svg:d="m0 0c11922 1 10878 3990 10878 3990">
          <text:p/>
        </draw:path>
        <draw:custom-shape draw:style-name="gr12" draw:text-style-name="P1" draw:layer="layout" svg:width="0.399cm" svg:height="0.4cm" svg:x="8.6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3.792cm" svg:height="4.075cm" draw:transform="skewX (-6.62624073307847E-017) rotate (2.00485971176589) translate (14.4019478449057cm 19.3152257259271cm)" svg:viewBox="0 0 13793 4076" svg:d="m0 4076c12126 0 13793-4076 13793-4076l-167 362">
          <text:p/>
        </draw:path>
        <draw:line draw:style-name="gr11" draw:text-style-name="P1" draw:layer="layout" svg:x1="14.8cm" svg:y1="1.6cm" svg:x2="17cm" svg:y2="1.6cm">
          <text:p/>
        </draw:line>
        <draw:line draw:style-name="gr13" draw:text-style-name="P1" draw:layer="layout" svg:x1="14.8cm" svg:y1="3.2cm" svg:x2="17cm" svg:y2="3.2cm">
          <text:p/>
        </draw:line>
        <draw:frame draw:style-name="gr14" draw:text-style-name="P9" draw:layer="layout" svg:width="9.8cm" svg:height="1.673cm" svg:x="17.6cm" svg:y="0.8cm">
          <draw:text-box>
            <text:p text:style-name="P8"><text:span text:style-name="T7">Single phase (saturated), liquids at boiling temperature</text:span></text:p>
          </draw:text-box>
        </draw:frame>
        <draw:frame draw:style-name="gr14" draw:text-style-name="P10" draw:layer="layout" svg:width="10cm" svg:height="1.673cm" svg:x="17.6cm" svg:y="2.401cm">
          <draw:text-box>
            <text:p text:style-name="P8"><text:span text:style-name="T8">Single phase (saturated), vapour at condensating temperature</text:span></text:p>
          </draw:text-box>
        </draw:frame>
        <draw:frame draw:style-name="gr14" draw:text-style-name="P11" draw:layer="layout" svg:width="4.2cm" svg:height="1.673cm" svg:x="18.2cm" svg:y="17.729cm">
          <draw:text-box>
            <text:p text:style-name="P8"><text:span text:style-name="T9">Subcritical temperature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6T16:21:12</meta:creation-date>
    <dc:date>2014-09-26T19:13:07</dc:date>
    <dc:creator>Jeff Gomes</dc:creator>
    <meta:editing-duration>PT1H7M16S</meta:editing-duration>
    <meta:editing-cycles>3</meta:editing-cycles>
    <meta:generator>LibreOffice/3.5$Linux_X86_64 LibreOffice_project/350m1$Build-2</meta:generator>
    <meta:document-statistic meta:object-count="58"/>
  </office:meta>
</office:document-meta>
</file>